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CA" officeooo:paragraph-rsid="000a41e8"/>
    </style:style>
    <style:style style:name="P2" style:family="paragraph" style:parent-style-name="Standard">
      <style:text-properties fo:language="fr" fo:country="CA" officeooo:rsid="000a41e8" officeooo:paragraph-rsid="000a41e8"/>
    </style:style>
    <style:style style:name="P3" style:family="paragraph" style:parent-style-name="Standard">
      <style:text-properties fo:language="fr" fo:country="CA" officeooo:rsid="000a41e8" officeooo:paragraph-rsid="000cb47e"/>
    </style:style>
    <style:style style:name="P4" style:family="paragraph" style:parent-style-name="Standard">
      <style:text-properties fo:language="fr" fo:country="CA" officeooo:paragraph-rsid="000abc71"/>
    </style:style>
    <style:style style:name="T1" style:family="text">
      <style:text-properties officeooo:rsid="000a41e8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cb47e" style:font-size-asian="10pt" style:font-style-asian="normal" style:font-weight-asian="normal" style:text-emphasize="none"/>
    </style:style>
    <style:style style:name="T4" style:family="text">
      <style:text-properties officeooo:rsid="000abc71"/>
    </style:style>
    <style:style style:name="T5" style:family="text">
      <style:text-properties officeooo:rsid="000cb47e"/>
    </style:style>
    <style:style style:name="T6" style:family="text">
      <style:text-properties fo:language="en" fo:country="US" officeooo:rsid="000a41e8"/>
    </style:style>
    <style:style style:name="T7" style:family="text">
      <style:text-properties fo:language="fr" fo:country="CA" officeooo:rsid="000a41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té (university) : </text:span><text:span text:style-name="T2">Concordia - Code-Blooded</text:span></text:p>
      <text:p text:style-name="P2"/>
      <text:p text:style-name="P2">Équipe (team) : <text:span text:style-name="T5">01</text:span></text:p>
      <text:p text:style-name="P2"/>
      <text:p text:style-name="P1"><text:span text:style-name="T1">Nom d’utilisateur (username) : </text:span><text:span text:style-name="T2">team01@cs2024.one</text:span></text:p>
      <text:p text:style-name="P2"/>
      <text:p text:style-name="P1"><text:span text:style-name="T1">Mot de passe (password) : </text:span><text:span text:style-name="T2">pdt!jqd.vmz@GCF0bfj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2">Concordia - Ctrl-Alt-Defeat</text:span></text:p>
      <text:p text:style-name="P2"/>
      <text:p text:style-name="P2">Équipe (team) : <text:span text:style-name="T5">02</text:span></text:p>
      <text:p text:style-name="P2"/>
      <text:p text:style-name="P3">Nom d’utilisateur (username) : <text:s/><text:span text:style-name="T2">team0</text:span><text:span text:style-name="T3">2</text:span><text:span text:style-name="T2">@cs2024.one</text:span></text:p>
      <text:p text:style-name="P2"/>
      <text:p text:style-name="P1"><text:span text:style-name="T1">Mot de passe (password) : </text:span><text:span text:style-name="T2">mpf6pen.pht@jcb.JQA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ÉTS - </text:span><text:span text:style-name="T2">PÉTSicide</text:span></text:p>
      <text:p text:style-name="P2"/>
      <text:p text:style-name="P2">Équipe (team) : <text:span text:style-name="T5">03</text:span></text:p>
      <text:p text:style-name="P2"/>
      <text:p text:style-name="P3">Nom d’utilisateur (username) : <text:s/><text:span text:style-name="T2">team0</text:span><text:span text:style-name="T3">3</text:span><text:span text:style-name="T2">@cs2024.one</text:span></text:p>
      <text:p text:style-name="P2"/>
      <text:p text:style-name="P1"><text:span text:style-name="T1">Mot de passe (password) : </text:span><text:span text:style-name="T2">dzp4kdn1xcf.vrf.JPG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ÉTS - </text:span><text:span text:style-name="T2">EngrÉTS</text:span></text:p>
      <text:p text:style-name="P2"/>
      <text:p text:style-name="P2">Équipe (team) : <text:span text:style-name="T5">04</text:span></text:p>
      <text:p text:style-name="P2"/>
      <text:p text:style-name="P3">Nom d’utilisateur (username) : <text:s/><text:span text:style-name="T2">team0</text:span><text:span text:style-name="T3">4</text:span><text:span text:style-name="T2">@cs2024.one</text:span></text:p>
      <text:p text:style-name="P2"/>
      <text:p text:style-name="P1"><text:span text:style-name="T1">Mot de passe (password) : </text:span><text:span text:style-name="T2">DEH7wjh.rnc@exm6jau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Université Laval - </text:span><text:span text:style-name="T2">Rouge</text:span></text:p>
      <text:p text:style-name="P2"/>
      <text:p text:style-name="P2">Équipe (team) : <text:span text:style-name="T5">05</text:span></text:p>
      <text:p text:style-name="P2"/>
      <text:p text:style-name="P3">Nom d’utilisateur (username) : <text:s/><text:span text:style-name="T2">team0</text:span><text:span text:style-name="T3">5</text:span><text:span text:style-name="T2">@cs2024.one</text:span></text:p>
      <text:p text:style-name="P2"/>
      <text:p text:style-name="P1"><text:span text:style-name="T1">Mot de passe (password) : </text:span><text:span text:style-name="T2">NKP1rxb7urn!uya2cmq</text:span></text:p>
      <text:p text:style-name="P2"/>
      <text:p text:style-name="P2">----</text:p>
      <text:p text:style-name="P4"><text:soft-page-break/><text:span text:style-name="T1">Université (university) : </text:span><text:span text:style-name="T4">Université Laval - </text:span><text:span text:style-name="T2">&amp; Or</text:span></text:p>
      <text:p text:style-name="P2"/>
      <text:p text:style-name="P2">Équipe (team) : <text:span text:style-name="T5">06</text:span></text:p>
      <text:p text:style-name="P2"/>
      <text:p text:style-name="P3">Nom d’utilisateur (username) : <text:s/><text:span text:style-name="T2">team0</text:span><text:span text:style-name="T3">6</text:span><text:span text:style-name="T2">@cs2024.one</text:span></text:p>
      <text:p text:style-name="P2"/>
      <text:p text:style-name="P1"><text:span text:style-name="T1">Mot de passe (password) : </text:span><text:span text:style-name="T2">NZD*reg3ufh7qrw0acn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McGill - </text:span><text:span text:style-name="T2">MgCil pis Bowser</text:span></text:p>
      <text:p text:style-name="P2"/>
      <text:p text:style-name="P2">Équipe (team) : <text:span text:style-name="T5">07</text:span></text:p>
      <text:p text:style-name="P2"/>
      <text:p text:style-name="P3">Nom d’utilisateur (username) : <text:s/><text:span text:style-name="T2">team0</text:span><text:span text:style-name="T3">7</text:span><text:span text:style-name="T2">@cs2024.one</text:span></text:p>
      <text:p text:style-name="P2"/>
      <text:p text:style-name="P1"><text:span text:style-name="T1">Mot de passe (password) : </text:span><text:span text:style-name="T2">jza4cmp-zhv7BRF1qwa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uOttawa - </text:span><text:span text:style-name="T2">-[---&gt;+&lt;]&gt;.------.[-----&gt;+&lt;]&gt;.&gt;-[---&gt;+&lt;]&gt;--</text:span></text:p>
      <text:p text:style-name="P2"/>
      <text:p text:style-name="P2">Équipe (team) : <text:span text:style-name="T5">08</text:span></text:p>
      <text:p text:style-name="P2"/>
      <text:p text:style-name="P3">Nom d’utilisateur (username) : <text:s/><text:span text:style-name="T2">team0</text:span><text:span text:style-name="T3">8</text:span><text:span text:style-name="T2">@cs2024.one</text:span></text:p>
      <text:p text:style-name="P2"/>
      <text:p text:style-name="P1"><text:span text:style-name="T1">Mot de passe (password) : </text:span><text:span text:style-name="T2">zfx0vzr.HBZ-kqj2rqb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Université de Montréal - </text:span><text:span text:style-name="T2">Random Forest</text:span></text:p>
      <text:p text:style-name="P2"/>
      <text:p text:style-name="P2">Équipe (team) : <text:span text:style-name="T5">09</text:span></text:p>
      <text:p text:style-name="P2"/>
      <text:p text:style-name="P3">Nom d’utilisateur (username) : <text:s/><text:span text:style-name="T2">team0</text:span><text:span text:style-name="T3">9</text:span><text:span text:style-name="T2">@cs2024.one</text:span></text:p>
      <text:p text:style-name="P2"/>
      <text:p text:style-name="P1"><text:span text:style-name="T1">Mot de passe (password) : </text:span><text:span text:style-name="T2">zbf.xgf2end.qch*CQM</text:span></text:p>
      <text:p text:style-name="P2"/>
      <text:p text:style-name="P2">----</text:p>
      <text:p text:style-name="P2"/>
      <text:p text:style-name="P4"><text:span text:style-name="T1">Université (university) : </text:span><text:span text:style-name="T4">Université de Montréal - </text:span><text:span text:style-name="T2">Data Lake</text:span></text:p>
      <text:p text:style-name="P2"/>
      <text:p text:style-name="P2">Équipe (team) : <text:span text:style-name="T5">10</text:span></text:p>
      <text:p text:style-name="P2"/>
      <text:p text:style-name="P3">Nom d’utilisateur (username) : <text:s/><text:span text:style-name="T2">team</text:span><text:span text:style-name="T3">10</text:span><text:span text:style-name="T2">@cs2024.one</text:span></text:p>
      <text:p text:style-name="P2"/>
      <text:p text:style-name="P1"><text:span text:style-name="T1">Mot de passe (password) : </text:span><text:span text:style-name="T2">EUJ!jrh-bpy5htk2cgj</text:span></text:p>
      <text:p text:style-name="P2"/>
      <text:p text:style-name="P2">----</text:p>
      <text:p text:style-name="P1"><text:soft-page-break/><text:span text:style-name="T1">Université (university) : </text:span><text:span text:style-name="T4">Université de Sherbrooke - </text:span><text:span text:style-name="T2">Basilicus</text:span></text:p>
      <text:p text:style-name="P2"/>
      <text:p text:style-name="P2">Équipe (team) : <text:span text:style-name="T5">11</text:span></text:p>
      <text:p text:style-name="P2"/>
      <text:p text:style-name="P3">Nom d’utilisateur (username) : <text:s/><text:span text:style-name="T2">team</text:span><text:span text:style-name="T3">11</text:span><text:span text:style-name="T2">@cs2024.one</text:span></text:p>
      <text:p text:style-name="P2"/>
      <text:p text:style-name="P1"><text:span text:style-name="T1">Mot de passe (password) : </text:span><text:span text:style-name="T2">jtm*PUT4ecz2wfp.fbv</text:span></text:p>
      <text:p text:style-name="P2"/>
      <text:p text:style-name="P2">----</text:p>
      <text:p text:style-name="P2"/>
      <text:p text:style-name="P4"><text:span text:style-name="T1">Université (university) : </text:span><text:span text:style-name="T4">Université de Sherbrooke - </text:span><text:span text:style-name="T2">Ciboulettus</text:span></text:p>
      <text:p text:style-name="P2"/>
      <text:p text:style-name="P2">Équipe (team) : <text:span text:style-name="T5">12</text:span></text:p>
      <text:p text:style-name="P2"/>
      <text:p text:style-name="P3">Nom d’utilisateur (username) : <text:s/><text:span text:style-name="T2">team</text:span><text:span text:style-name="T3">12</text:span><text:span text:style-name="T2">@cs2024.one</text:span></text:p>
      <text:p text:style-name="P2"/>
      <text:p text:style-name="P1"><text:span text:style-name="T1">Mot de passe (password) : </text:span><text:span text:style-name="T2">zfd-nek!UEP7xme4fxy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UQAM - </text:span><text:span text:style-name="T2">touch grass.c</text:span></text:p>
      <text:p text:style-name="P2"/>
      <text:p text:style-name="P2">Équipe (team) : <text:span text:style-name="T5">13</text:span></text:p>
      <text:p text:style-name="P2"/>
      <text:p text:style-name="P3">Nom d’utilisateur (username) : <text:s/><text:span text:style-name="T2">team</text:span><text:span text:style-name="T3">13</text:span><text:span text:style-name="T2">@cs2024.one</text:span></text:p>
      <text:p text:style-name="P2"/>
      <text:p text:style-name="P1"><text:span text:style-name="T1">Mot de passe (password) : </text:span><text:span text:style-name="T2">qva9YPQ@ene@dzf-mcd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UQAM - </text:span><text:span text:style-name="T2">Cache-les-cookies</text:span></text:p>
      <text:p text:style-name="P2"/>
      <text:p text:style-name="P2">Équipe (team) : <text:span text:style-name="T5">14</text:span></text:p>
      <text:p text:style-name="P2"/>
      <text:p text:style-name="P3">Nom d’utilisateur (username) : <text:s/><text:span text:style-name="T2">team</text:span><text:span text:style-name="T3">14</text:span><text:span text:style-name="T2">@cs2024.one</text:span></text:p>
      <text:p text:style-name="P2"/>
      <text:p text:style-name="P1"><text:span text:style-name="T1">Mot de passe (password) : </text:span><text:span text:style-name="T2">DRX5adp7xnv.puv!bhv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UQAC - </text:span><text:span text:style-name="T2">Musqlac</text:span></text:p>
      <text:p text:style-name="P2"/>
      <text:p text:style-name="P2">Équipe (team) : <text:span text:style-name="T5">15</text:span></text:p>
      <text:p text:style-name="P2"/>
      <text:p text:style-name="P3">Nom d’utilisateur (username) : <text:s/><text:span text:style-name="T2">team</text:span><text:span text:style-name="T3">15</text:span><text:span text:style-name="T2">@cs2024.one</text:span></text:p>
      <text:p text:style-name="P2"/>
      <text:p text:style-name="P1"><text:span text:style-name="T1">Mot de passe (password) : </text:span><text:span text:style-name="T2">nyd7RDH*vag5rpd!ctb</text:span></text:p>
      <text:p text:style-name="P2"/>
      <text:p text:style-name="P2">----</text:p>
      <text:p text:style-name="P1"><text:soft-page-break/><text:span text:style-name="T1">Université (university) : </text:span><text:span text:style-name="T4">UQAC - </text:span><text:span text:style-name="T2">UwUQAC</text:span></text:p>
      <text:p text:style-name="P2"/>
      <text:p text:style-name="P2">Équipe (team) : <text:span text:style-name="T5">16</text:span></text:p>
      <text:p text:style-name="P2"/>
      <text:p text:style-name="P3">Nom d’utilisateur (username) : <text:s/><text:span text:style-name="T2">team</text:span><text:span text:style-name="T3">16</text:span><text:span text:style-name="T2">@cs2024.one</text:span></text:p>
      <text:p text:style-name="P2"/>
      <text:p text:style-name="P1"><text:span text:style-name="T1">Mot de passe (password) : </text:span><text:span text:style-name="T2">JWN1zdt1tqw5bgd_xqg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UQO - </text:span><text:span text:style-name="T2">386SL</text:span></text:p>
      <text:p text:style-name="P2"/>
      <text:p text:style-name="P2">Équipe (team) : <text:span text:style-name="T5">17</text:span></text:p>
      <text:p text:style-name="P2"/>
      <text:p text:style-name="P3">Nom d’utilisateur (username) : <text:s/><text:span text:style-name="T2">team</text:span><text:span text:style-name="T3">17</text:span><text:span text:style-name="T2">@cs2024.one</text:span></text:p>
      <text:p text:style-name="P2"/>
      <text:p text:style-name="P1"><text:span text:style-name="T1">Mot de passe (password) : </text:span><text:span text:style-name="T2">knt9XMW0jtj8pyn!cad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UQO - </text:span><text:span text:style-name="T2">Intel 4004</text:span></text:p>
      <text:p text:style-name="P2"/>
      <text:p text:style-name="P2">Équipe (team) : <text:span text:style-name="T5">18</text:span></text:p>
      <text:p text:style-name="P2"/>
      <text:p text:style-name="P3">Nom d’utilisateur (username) : <text:s/><text:span text:style-name="T2">team</text:span><text:span text:style-name="T3">18</text:span><text:span text:style-name="T2">@cs2024.one</text:span></text:p>
      <text:p text:style-name="P2"/>
      <text:p text:style-name="P1"><text:span text:style-name="T1">Mot de passe (password) : </text:span><text:span text:style-name="T2">UVC1jue7wmj3ayu-han</text:span></text:p>
      <text:p text:style-name="P2"/>
      <text:p text:style-name="P2">----</text:p>
      <text:p text:style-name="P2"/>
      <text:p text:style-name="P1"><text:span text:style-name="T1">Université (university) : </text:span><text:span text:style-name="T4">Polytechnique - </text:span><text:span text:style-name="T2">FellowChip</text:span></text:p>
      <text:p text:style-name="P2"/>
      <text:p text:style-name="P2">Équipe (team) : <text:span text:style-name="T5">19</text:span></text:p>
      <text:p text:style-name="P2"/>
      <text:p text:style-name="P3">Nom d’utilisateur (username) : <text:s/><text:span text:style-name="T2">team</text:span><text:span text:style-name="T3">19</text:span><text:span text:style-name="T2">@cs2024.one</text:span></text:p>
      <text:p text:style-name="P2"/>
      <text:p text:style-name="P1"><text:span text:style-name="T1">Mot de passe (password) : </text:span><text:span text:style-name="T2">qpu5TVH!mku.ncg0erx</text:span></text:p>
      <text:p text:style-name="P2"/>
      <text:p text:style-name="P2">----</text:p>
      <text:p text:style-name="P2"/>
      <text:p text:style-name="P4"><text:span text:style-name="T1">Université (university) : </text:span><text:span text:style-name="T4">Polytechnique - </text:span><text:span text:style-name="T2">of the PolyGume</text:span></text:p>
      <text:p text:style-name="P2"/>
      <text:p text:style-name="P2">Équipe (team) : <text:span text:style-name="T5">20</text:span></text:p>
      <text:p text:style-name="P2"/>
      <text:p text:style-name="P3">Nom d’utilisateur (username) : <text:s/><text:span text:style-name="T2">team</text:span><text:span text:style-name="T3">20</text:span><text:span text:style-name="T2">@cs2024.one</text:span></text:p>
      <text:p text:style-name="P2"/>
      <text:p text:style-name="P1"><text:span text:style-name="T1">Mot de passe (password) : </text:span><text:span text:style-name="T2">ubz4PEN5ena.fdz4vjv</text:span></text:p>
      <text:p text:style-name="P2"/>
      <text:p text:style-name="P2">----</text:p>
      <text:p text:style-name="P1"><text:soft-page-break/><text:span text:style-name="T1">Université (university) : </text:span><text:span text:style-name="T4">Windsor - </text:span><text:span text:style-name="T2">//path/ogens</text:span></text:p>
      <text:p text:style-name="P2"/>
      <text:p text:style-name="P2">Équipe (team) : <text:span text:style-name="T5">21</text:span></text:p>
      <text:p text:style-name="P2"/>
      <text:p text:style-name="P3">Nom d’utilisateur (username) : <text:s/><text:span text:style-name="T2">team</text:span><text:span text:style-name="T3">21</text:span><text:span text:style-name="T2">@cs2024.one</text:span></text:p>
      <text:p text:style-name="P2"/>
      <text:p text:style-name="P1"><text:span text:style-name="T1">Mot de passe (password) : </text:span><text:span text:style-name="T2">ABZ6ftd@tcj_prx4rhj</text:span></text:p>
      <text:p text:style-name="P2"/>
      <text:p text:style-name="P2">----</text:p>
      <text:p text:style-name="P2"/>
      <text:p text:style-name="P4"><text:span text:style-name="T1">Université (university) : </text:span><text:span text:style-name="T4">Windsor - </text:span><text:span text:style-name="T2">Code Green</text:span></text:p>
      <text:p text:style-name="P2"/>
      <text:p text:style-name="P2">Équipe (team) : <text:span text:style-name="T5">22</text:span></text:p>
      <text:p text:style-name="P2"/>
      <text:p text:style-name="P3">Nom d’utilisateur (username) : <text:s/><text:span text:style-name="T2">team</text:span><text:span text:style-name="T3">22</text:span><text:span text:style-name="T2">@cs2024.one</text:span></text:p>
      <text:p text:style-name="P2"/>
      <text:p text:style-name="P1"><text:span text:style-name="T1">Mot de passe (password) : </text:span><text:span text:style-name="T2">kjn!aru1PDK-xab!qkq</text:span></text:p>
      <text:p text:style-name="P2"/>
      <text:p text:style-name="P2">----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44:56.456448487</meta:creation-date>
    <dc:date>2024-03-10T22:10:00.422299086</dc:date>
    <meta:editing-duration>PT19M53S</meta:editing-duration>
    <meta:editing-cycles>4</meta:editing-cycles>
    <meta:generator>LibreOffice/7.3.7.2$Linux_X86_64 LibreOffice_project/30$Build-2</meta:generator>
    <meta:print-date>2024-03-10T22:08:36.565192062</meta:print-date>
    <meta:document-statistic meta:table-count="0" meta:image-count="0" meta:object-count="0" meta:page-count="5" meta:paragraph-count="110" meta:word-count="508" meta:character-count="3670" meta:non-whitespace-character-count="3255"/>
  </office:meta>
</office:document-meta>
</file>